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DoxSource.saxStartElement( ContentHandler handler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DoxSource.outputSuperClassInheritance( ContentHandler handler , JavaClass jClass , int m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DoxSource.hasInheritance( JavaClass jClass , int mod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QDoxSource.resolveClassNameFromLink( String r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DoxSource.outputMethodStartElement( ContentHandler handler , JavaMethod java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Dox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DoxSource.outputModifiers( ContentHandler handler , AbstractJavaEntity ent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DoxSource.outputMethods( ContentHandler handler , JavaClass jClass , int mode )</text:p>
          </table:table-cell>
          <table:table-cell office:value-type="float" office:value="35">
            <text:p text:style-name="Table_20_Contents">35</text:p>
          </table:table-cell>
          <table:table-cell office:value-type="float" office:value="52">
            <text:p text:style-name="Table_20_Contents">52</text:p>
          </table:table-cell>
          <table:table-cell office:value-type="float" office:value="106">
            <text:p text:style-name="Table_20_Contents">106</text:p>
          </table:table-cell>
        </table:table-row>
        <table:table-row>
          <table:table-cell office:value-type="string">
            <text:p text:style-name="Table_20_Contents">QDoxSource.saxStartElement( ContentHandler handler , String localName , String [ ] [ ] att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DoxSource.getSignature( JavaMethod javaMeth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QDoxSource.saxEndElement( ContentHandler handler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DoxSource.QDoxSource( String location , Source javaSource , ServiceManager mana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QDox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Dox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DoxSource.outputComment( ContentHandler handler , String com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QDoxSource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DoxSource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DoxSource.outputImplements( ContentHandler handler , JavaClass jClass , boolean detaile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QDoxSource.outputClassEndElement( ContentHandler handler , JavaClass j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DoxSourc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DoxSource.getJavadocSuperClass( JavaClass jClas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QDoxSource.outputMethodEndElement( ContentHandler handler , JavaMethod java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Dox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DoxSource.saxCharacters( ContentHandler handler ,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DoxSource.getQualifiedClassName( String classPart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QDoxSource.outputClassInheritance( ContentHandler handler , JavaClass jClass , int mod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QDoxSource.getJavadoc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DoxSource.outputInheritStartElement( ContentHandler handler , JavaClass j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DoxSource.outputClassStartElement( ContentHandler handler , JavaClass j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DoxSource.outputInnerClasses( ContentHandler handler , JavaClass jClass , boolean detaile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QDoxSource.outputLink( ContentHandler handler , String ref , String displa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QDoxSource.outputTags( ContentHandler handler , AbstractJavaEntity entit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QDoxSource.getInputStrea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QDoxSource.getJavaClass( String class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QDoxSource.toSAX( ContentHandler handl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QDoxSource.createJavadocXm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QDoxSource.outputFields( ContentHandler handler , JavaClass jClass , boolean detaile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